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49cm" fo:min-width="2.04cm"/>
    </style:style>
    <style:style style:name="gr2" style:family="graphic" style:parent-style-name="standard">
      <style:graphic-properties draw:textarea-horizontal-align="justify" draw:textarea-vertical-align="middle" draw:auto-grow-height="false" fo:min-height="0.893cm" fo:min-width="2.42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</style:style>
    <style:style style:name="gr6" style:family="graphic" style:parent-style-name="standard">
      <style:graphic-properties draw:textarea-horizontal-align="justify" draw:textarea-vertical-align="middle" draw:auto-grow-height="false" fo:min-height="1.243cm" fo:min-width="3.394cm" draw:shadow="hidden"/>
    </style:style>
    <style:style style:name="gr7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8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9" style:family="graphic" style:parent-style-name="standard">
      <style:graphic-properties draw:textarea-horizontal-align="justify" draw:textarea-vertical-align="middle" draw:auto-grow-height="false" fo:min-height="0.893cm" fo:min-width="2.492cm"/>
    </style:style>
    <style:style style:name="gr10" style:family="graphic" style:parent-style-name="textbody">
      <style:graphic-properties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12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96cm" draw:shadow="hidden"/>
    </style:style>
    <style:style style:name="gr13" style:family="graphic" style:parent-style-name="standard">
      <style:graphic-properties draw:textarea-horizontal-align="justify" draw:textarea-vertical-align="middle" draw:auto-grow-height="false" fo:min-height="0.447cm" fo:min-width="1.789cm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9cm" draw:shadow="hidden"/>
    </style:style>
    <style:style style:name="gr15" style:family="graphic" style:parent-style-name="standard">
      <style:graphic-properties draw:textarea-horizontal-align="justify" draw:textarea-vertical-align="middle" draw:auto-grow-height="false" fo:min-height="0.789cm" fo:min-width="1.861cm" draw:shadow="hidden"/>
    </style:style>
    <style:style style:name="gr16" style:family="graphic" style:parent-style-name="standard">
      <style:graphic-properties draw:textarea-horizontal-align="justify" draw:textarea-vertical-align="middle" draw:auto-grow-height="false" fo:min-height="0.789cm" fo:min-width="2.522cm" draw:shadow="hidden"/>
    </style:style>
    <style:style style:name="gr17" style:family="graphic" style:parent-style-name="standard">
      <style:graphic-properties draw:textarea-horizontal-align="justify" draw:textarea-vertical-align="middle" draw:auto-grow-height="false" fo:min-height="0.789cm" fo:min-width="2.995cm" draw:shadow="hidden"/>
    </style:style>
    <style:style style:name="gr18" style:family="graphic" style:parent-style-name="standard">
      <style:graphic-properties draw:textarea-horizontal-align="justify" draw:textarea-vertical-align="middle" draw:auto-grow-height="false" fo:min-height="0.919cm" fo:min-width="2.016cm"/>
    </style:style>
    <style:style style:name="gr19" style:family="graphic" style:parent-style-name="standard">
      <style:graphic-properties draw:textarea-horizontal-align="justify" draw:textarea-vertical-align="middle" draw:auto-grow-height="false" fo:min-height="0.559cm" fo:min-width="1.476cm"/>
    </style:style>
    <style:style style:name="gr20" style:family="graphic" style:parent-style-name="standard">
      <style:graphic-properties draw:textarea-horizontal-align="justify" draw:textarea-vertical-align="middle" draw:auto-grow-height="false" fo:min-height="0.828cm" fo:min-width="2.285cm"/>
    </style:style>
    <style:style style:name="gr21" style:family="graphic" style:parent-style-name="standard">
      <style:graphic-properties draw:textarea-horizontal-align="justify" draw:textarea-vertical-align="middle" draw:auto-grow-height="false" fo:min-height="0.449cm" fo:min-width="1.343cm"/>
    </style:style>
    <style:style style:name="gr22" style:family="graphic" style:parent-style-name="standard">
      <style:graphic-properties draw:textarea-horizontal-align="justify" draw:textarea-vertical-align="middle" draw:auto-grow-height="false" fo:min-height="1.138cm" fo:min-width="2.969cm" draw:shadow="hidden"/>
    </style:style>
    <style:style style:name="gr23" style:family="graphic" style:parent-style-name="standard">
      <style:graphic-properties draw:textarea-horizontal-align="justify" draw:textarea-vertical-align="middle" draw:auto-grow-height="false" fo:min-height="0.845cm" fo:min-width="3.88cm" draw:shadow="hidden"/>
    </style:style>
    <style:style style:name="gr24" style:family="graphic" style:parent-style-name="standard">
      <style:graphic-properties draw:textarea-horizontal-align="justify" draw:textarea-vertical-align="middle" draw:auto-grow-height="false" fo:min-height="1.215cm" fo:min-width="3.018cm" draw:shadow="hidden"/>
    </style:style>
    <style:style style:name="gr25" style:family="graphic" style:parent-style-name="standard">
      <style:graphic-properties draw:textarea-horizontal-align="justify" draw:textarea-vertical-align="middle" draw:auto-grow-height="false" fo:min-height="0.893cm" fo:min-width="3.056cm"/>
    </style:style>
    <style:style style:name="gr26" style:family="graphic" style:parent-style-name="standard">
      <style:graphic-properties draw:textarea-horizontal-align="justify" draw:textarea-vertical-align="middle" draw:auto-grow-height="false" fo:min-height="0.449cm" fo:min-width="1.532cm"/>
    </style:style>
    <style:style style:name="gr27" style:family="graphic" style:parent-style-name="standard">
      <style:graphic-properties draw:textarea-horizontal-align="justify" draw:textarea-vertical-align="middle" draw:auto-grow-height="false" fo:min-height="0.766cm" fo:min-width="3.04cm"/>
    </style:style>
    <style:style style:name="gr28" style:family="graphic" style:parent-style-name="standard">
      <style:graphic-properties draw:textarea-horizontal-align="justify" draw:textarea-vertical-align="middle" draw:auto-grow-height="false" fo:min-height="0.648cm" fo:min-width="1.656cm" draw:shadow="hidden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48cm" draw:shadow="hidden"/>
    </style:style>
    <style:style style:name="gr30" style:family="graphic" style:parent-style-name="standard">
      <style:graphic-properties draw:textarea-horizontal-align="justify" draw:textarea-vertical-align="middle" draw:auto-grow-height="false" fo:min-height="1.021cm" fo:min-width="1.929cm"/>
    </style:style>
    <style:style style:name="gr31" style:family="graphic" style:parent-style-name="standard">
      <style:graphic-properties draw:textarea-horizontal-align="justify" draw:textarea-vertical-align="middle" draw:auto-grow-height="false" fo:min-height="1.147cm" fo:min-width="2.278cm"/>
    </style:style>
    <style:style style:name="gr32" style:family="graphic" style:parent-style-name="standard">
      <style:graphic-properties draw:textarea-horizontal-align="justify" draw:textarea-vertical-align="middle" draw:auto-grow-height="false" fo:min-height="4.009cm" fo:min-width="6.8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textarea-horizontal-align="justify" draw:textarea-vertical-align="middle" draw:auto-grow-height="false" fo:min-height="0.639cm" fo:min-width="3.818cm"/>
    </style:style>
    <style:style style:name="gr35" style:family="graphic" style:parent-style-name="standard">
      <style:graphic-properties draw:textarea-horizontal-align="justify" draw:textarea-vertical-align="middle" draw:auto-grow-height="false" fo:min-height="0.766cm" fo:min-width="4.834cm"/>
    </style:style>
    <style:style style:name="gr36" style:family="graphic" style:parent-style-name="standard">
      <style:graphic-properties draw:textarea-horizontal-align="justify" draw:textarea-vertical-align="middle" draw:auto-grow-height="false" fo:min-height="2.389cm" fo:min-width="6.137cm"/>
    </style:style>
    <style:style style:name="gr37" style:family="graphic" style:parent-style-name="standard">
      <style:graphic-properties draw:textarea-horizontal-align="justify" draw:textarea-vertical-align="middle" draw:auto-grow-height="false" fo:min-height="0.639cm" fo:min-width="3.5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1.397cm" svg:x="5.43cm" svg:y="4.302cm">
          <text:p text:style-name="P1"><text:span text:style-name="T1">Session found?</text:span></text:p>
          <text:p text:style-name="P1"><text:span text:style-name="T1">(got idUser)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2" draw:id="id12" draw:layer="layout" svg:width="2.921cm" svg:height="1.143cm" svg:x="4.541cm" svg:y="10.144cm">
          <text:p text:style-name="P1"><text:span text:style-name="T1">userSettingDi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7.97cm" svg:y1="5.699cm" svg:x2="6.827cm" svg:y2="6.461cm" draw:start-shape="id1" draw:start-glue-point="6" draw:end-shape="id2" svg:d="M7970 5699l-1143 762" svg:viewBox="0 0 1144 763">
          <text:p text:style-name="P1"><text:span text:style-name="T1">No</text:span></text:p>
        </draw:connector>
        <draw:custom-shape draw:style-name="gr1" draw:text-style-name="P2" xml:id="id10" draw:id="id10" draw:layer="layout" svg:width="5.08cm" svg:height="1.397cm" svg:x="20.307cm" svg:y="5.064cm">
          <text:p text:style-name="P1"><text:span text:style-name="T1">Session found?</text:span></text:p>
          <text:p text:style-name="P1"><text:span text:style-name="T1">(got idUser)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" draw:id="id4" draw:layer="layout" svg:width="5.08cm" svg:height="1.397cm" svg:x="30.39cm" svg:y="4.81cm">
          <text:p text:style-name="P1"><text:span text:style-name="T1">Valid access_toke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32.877cm" svg:y1="4.175cm" svg:x2="32.93cm" svg:y2="4.81cm" draw:start-shape="id3" draw:start-glue-point="8" draw:end-shape="id4" svg:d="M32877 4175l53 635" svg:viewBox="0 0 54 636">
          <text:p/>
        </draw:connector>
        <draw:connector draw:style-name="gr3" draw:text-style-name="P2" draw:layer="layout" draw:type="line" svg:x1="32.93cm" svg:y1="6.207cm" svg:x2="31.089cm" svg:y2="7.477cm" draw:start-shape="id4" draw:start-glue-point="6" draw:end-shape="id5" draw:end-glue-point="5" svg:d="M32930 6207l-1841 1270" svg:viewBox="0 0 1842 1271">
          <text:p text:style-name="P1"><text:span text:style-name="T1">Yes</text:span></text:p>
        </draw:connector>
        <draw:connector draw:style-name="gr3" draw:text-style-name="P2" draw:layer="layout" draw:type="line" svg:x1="32.93cm" svg:y1="6.207cm" svg:x2="34.772cm" svg:y2="7.477cm" draw:start-shape="id4" draw:start-glue-point="6" draw:end-shape="id6" draw:end-glue-point="4" svg:d="M32930 6207l1842 1270" svg:viewBox="0 0 1843 1271">
          <text:p text:style-name="P1"><text:span text:style-name="T1">No</text:span></text:p>
        </draw:connector>
        <draw:frame draw:style-name="gr5" draw:layer="layout" svg:width="0.502cm" svg:height="1.673cm" svg:x="16.169cm" svg:y="17.002cm">
          <draw:text-box>
            <text:p/>
            <text:p/>
          </draw:text-box>
        </draw:frame>
        <draw:custom-shape draw:style-name="gr1" draw:text-style-name="P2" xml:id="id7" draw:id="id7" draw:layer="layout" svg:width="5.08cm" svg:height="1.397cm" svg:x="20.431cm" svg:y="8.112cm">
          <text:p><text:span text:style-name="T1">scope matc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22.971cm" svg:y1="9.509cm" svg:x2="22.019cm" svg:y2="11.922cm" draw:start-shape="id7" draw:end-shape="id8" draw:end-glue-point="5" svg:d="M22971 9509l-952 2413" svg:viewBox="0 0 953 2414">
          <text:p text:style-name="P2">Yes</text:p>
        </draw:connector>
        <draw:connector draw:style-name="gr3" draw:text-style-name="P2" draw:layer="layout" draw:type="line" svg:x1="22.971cm" svg:y1="9.509cm" svg:x2="24.432cm" svg:y2="10.398cm" draw:start-shape="id7" draw:start-glue-point="6" draw:end-shape="id9" draw:end-glue-point="5" svg:d="M22971 9509l1461 889" svg:viewBox="0 0 1462 890">
          <text:p text:style-name="P1"><text:span text:style-name="T1">No</text:span></text:p>
        </draw:connector>
        <draw:connector draw:style-name="gr3" draw:text-style-name="P2" draw:layer="layout" draw:type="line" svg:x1="22.847cm" svg:y1="6.461cm" svg:x2="22.971cm" svg:y2="8.112cm" draw:start-shape="id10" draw:start-glue-point="6" draw:end-shape="id7" draw:end-glue-point="4" svg:d="M22847 6461l124 1651" svg:viewBox="0 0 125 1652">
          <text:p text:style-name="P1"><text:span text:style-name="T1">Yes</text:span></text:p>
        </draw:connector>
        <draw:custom-shape draw:style-name="gr6" draw:text-style-name="P2" xml:id="id11" draw:id="id11" draw:layer="layout" svg:width="4.968cm" svg:height="1.905cm" svg:x="5.415cm" svg:y="7.477cm">
          <text:p text:style-name="P1"><text:span text:style-name="T2">mainDiv (signed in):</text:span></text:p>
          <text:p text:style-name="P1"><text:span text:style-name="T1">Settings</text:span></text:p>
          <text:p text:style-name="P1"><text:span text:style-name="T1"><text:s text:c="2"/></text:span><text:span text:style-name="T1">Apps I use</text:span></text:p>
          <text:p text:style-name="P1"><text:span text:style-name="T1">(Apps I own)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406.763285024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draw:type="line" svg:x1="7.97cm" svg:y1="5.699cm" svg:x2="8.061cm" svg:y2="7.477cm" draw:start-shape="id1" draw:start-glue-point="6" draw:end-shape="id11" draw:end-glue-point="4" svg:d="M7970 5699l91 1778" svg:viewBox="0 0 92 1779">
          <text:p text:style-name="P1"><text:span text:style-name="T1">Yes</text:span></text:p>
        </draw:connector>
        <draw:connector draw:style-name="gr8" draw:text-style-name="P1" draw:layer="layout" draw:type="line" svg:x1="7.737cm" svg:y1="9.382cm" svg:x2="6.001cm" svg:y2="10.144cm" draw:start-shape="id11" draw:start-glue-point="7" draw:end-shape="id12" draw:end-glue-point="0" svg:d="M7737 9382l-1736 762" svg:viewBox="0 0 1737 763">
          <text:p/>
        </draw:connector>
        <draw:custom-shape draw:style-name="gr2" draw:text-style-name="P2" xml:id="id13" draw:id="id13" draw:layer="layout" svg:width="2.921cm" svg:height="1.143cm" svg:x="6.192cm" svg:y="11.414cm">
          <text:p text:style-name="P1"><text:span text:style-name="T1">userApp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4" draw:id="id14" draw:layer="layout" svg:width="2.992cm" svg:height="1.143cm" svg:x="7.914cm" svg:y="10.144cm">
          <text:p text:style-name="P1"><text:span text:style-name="T1">devApp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line" svg:x1="7.737cm" svg:y1="9.382cm" svg:x2="7.652cm" svg:y2="11.414cm" draw:start-shape="id11" draw:start-glue-point="7" draw:end-shape="id13" draw:end-glue-point="0" svg:d="M7737 9382l-85 2032" svg:viewBox="0 0 86 2033">
          <text:p/>
        </draw:connector>
        <draw:connector draw:style-name="gr8" draw:text-style-name="P1" draw:layer="layout" draw:type="line" svg:x1="7.899cm" svg:y1="9.382cm" svg:x2="9.41cm" svg:y2="10.144cm" draw:start-shape="id11" draw:start-glue-point="8" draw:end-shape="id14" draw:end-glue-point="0" svg:d="M7899 9382l1511 762" svg:viewBox="0 0 1512 763">
          <text:p/>
        </draw:connector>
        <draw:connector draw:style-name="gr10" draw:text-style-name="P1" draw:layer="layout" draw:type="line" svg:x1="3.835cm" svg:y1="8.62cm" svg:x2="8.28cm" svg:y2="12.303cm" svg:d="M3835 8620l4445 3683" svg:viewBox="0 0 4446 3684">
          <text:p/>
        </draw:connector>
        <draw:frame draw:style-name="gr11" draw:text-style-name="P3" draw:layer="layout" svg:width="13.012cm" svg:height="0.962cm" svg:x="1.358cm" svg:y="1.181cm">
          <draw:text-box>
            <text:p text:style-name="P1"><text:span text:style-name="T3">Normal flow (“/” request without query string)</text:span></text:p>
          </draw:text-box>
        </draw:frame>
        <draw:frame draw:style-name="gr12" draw:text-style-name="P4" draw:layer="layout" svg:width="11.996cm" svg:height="0.962cm" svg:x="16.243cm" svg:y="1.181cm">
          <draw:text-box>
            <text:p><text:span text:style-name="T3">Oauth flow <text:s/>(“/” request with query string)</text:span></text:p>
          </draw:text-box>
        </draw:frame>
        <draw:connector draw:style-name="gr7" draw:text-style-name="P2" draw:layer="layout" draw:type="line" svg:x1="22.847cm" svg:y1="6.461cm" svg:x2="21.701cm" svg:y2="7.223cm" draw:start-shape="id10" draw:start-glue-point="6" draw:end-shape="id15" svg:d="M22847 6461l-1146 762" svg:viewBox="0 0 1147 763">
          <text:p text:style-name="P1"><text:span text:style-name="T1">No</text:span></text:p>
        </draw:connector>
        <draw:custom-shape draw:style-name="gr13" draw:text-style-name="P2" xml:id="id9" draw:id="id9" draw:layer="layout" svg:width="2.921cm" svg:height="0.889cm" svg:x="22.971cm" svg:y="10.398cm">
          <text:p text:style-name="P1"><text:span text:style-name="T1">consentDiv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406.763285024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1" draw:layer="layout" draw:type="line" svg:x1="24.336cm" svg:y1="11.287cm" svg:x2="22.285cm" svg:y2="11.922cm" draw:start-shape="id9" draw:start-glue-point="7" draw:end-shape="id8" draw:end-glue-point="4" svg:d="M24336 11287l-2051 635" svg:viewBox="0 0 2052 636">
          <text:p/>
        </draw:connector>
        <draw:frame draw:style-name="gr14" draw:text-style-name="P4" draw:layer="layout" svg:width="7.059cm" svg:height="0.962cm" svg:x="29.628cm" svg:y="1.254cm">
          <draw:text-box>
            <text:p><text:span text:style-name="T3">Me flow (“/me” request)</text:span></text:p>
          </draw:text-box>
        </draw:frame>
        <draw:custom-shape draw:style-name="gr15" draw:text-style-name="P2" xml:id="id5" draw:id="id5" draw:layer="layout" svg:width="3.175cm" svg:height="1.397cm" svg:x="29.501cm" svg:y="7.477cm">
          <text:p text:style-name="P1"><text:span text:style-name="T1">Respond with</text:span></text:p>
          <text:p text:style-name="P1"><text:span text:style-name="T1">graph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734.0050377833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2" xml:id="id6" draw:id="id6" draw:layer="layout" svg:width="4.064cm" svg:height="1.397cm" svg:x="32.549cm" svg:y="7.477cm">
          <text:p text:style-name="P1"><text:span text:style-name="T1">Respond with</text:span></text:p>
          <text:p text:style-name="P1"><text:span text:style-name="T1">401 Unauthoriz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024.5018450184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2" xml:id="id8" draw:id="id8" draw:layer="layout" svg:width="4.699cm" svg:height="1.397cm" svg:x="19.669cm" svg:y="11.922cm">
          <text:p text:style-name="P1"><text:span text:style-name="T1">Respond with</text:span></text:p>
          <text:p text:style-name="P1"><text:span text:style-name="T1">access_token</text:span></text:p>
          <text:p text:style-name="P1"><text:span text:style-name="T1">or access_cod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444.936170212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2" xml:id="id17" draw:id="id17" draw:layer="layout" svg:width="3.556cm" svg:height="1.651cm" svg:x="21.066cm" svg:y="2.778cm">
          <text:p text:style-name="P2"><text:span text:style-name="T1">“</text:span><text:span text:style-name="T1">/” request with</text:span></text:p>
          <text:p text:style-name="P2"><text:span text:style-name="T1">query 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3" draw:id="id3" draw:layer="layout" svg:width="2.794cm" svg:height="1.143cm" svg:x="31.48cm" svg:y="3.032cm">
          <text:p text:style-name="P5"><text:span text:style-name="T1">“</text:span><text:span text:style-name="T1">/me” 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16" draw:id="id16" draw:layer="layout" svg:width="3.937cm" svg:height="1.524cm" svg:x="5.938cm" svg:y="2.143cm">
          <text:p text:style-name="P2"><text:span text:style-name="T1">“</text:span><text:span text:style-name="T1">/” request without</text:span></text:p>
          <text:p text:style-name="P2"><text:span text:style-name="T1">query str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7.907cm" svg:y1="3.667cm" svg:x2="7.97cm" svg:y2="4.302cm" draw:start-shape="id16" draw:start-glue-point="8" draw:end-shape="id1" draw:end-glue-point="4" svg:d="M7907 3667l63 635" svg:viewBox="0 0 64 636">
          <text:p/>
        </draw:connector>
        <draw:connector draw:style-name="gr4" draw:text-style-name="P1" draw:layer="layout" draw:type="line" svg:x1="22.844cm" svg:y1="4.429cm" svg:x2="22.847cm" svg:y2="5.064cm" draw:start-shape="id17" draw:start-glue-point="8" draw:end-shape="id10" draw:end-glue-point="4" svg:d="M22844 4429l3 635" svg:viewBox="0 0 4 636">
          <text:p/>
        </draw:connector>
        <draw:connector draw:style-name="gr3" draw:text-style-name="P2" draw:layer="layout" draw:type="line" svg:x1="14.126cm" svg:y1="14.887cm" svg:x2="12.52cm" svg:y2="16.24cm" draw:start-shape="id18" draw:start-glue-point="7" draw:end-shape="id19" draw:end-glue-point="4" svg:d="M14126 14887l-1606 1353" svg:viewBox="0 0 1607 1354">
          <text:p text:style-name="P1"><text:span text:style-name="T1">Sign in</text:span></text:p>
        </draw:connector>
        <draw:custom-shape draw:style-name="gr21" draw:text-style-name="P2" xml:id="id20" draw:id="id20" draw:layer="layout" svg:width="3.683cm" svg:height="1.397cm" svg:x="10.398cm" svg:y="21.066cm">
          <text:p text:style-name="P1"><text:span text:style-name="T1">Authenticat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12.367cm" svg:y1="18.018cm" svg:x2="12.239cm" svg:y2="21.066cm" draw:start-shape="id19" draw:start-glue-point="8" draw:end-shape="id20" draw:end-glue-point="4" svg:d="M12367 18018l-128 3048" svg:viewBox="0 0 129 3049">
          <text:p text:style-name="P1"><text:span text:style-name="T1">Email</text:span></text:p>
        </draw:connector>
        <draw:connector draw:style-name="gr3" draw:text-style-name="P2" draw:layer="layout" draw:type="line" svg:x1="12.239cm" svg:y1="22.463cm" svg:x2="13.192cm" svg:y2="25.638cm" draw:start-shape="id20" draw:start-glue-point="6" draw:end-shape="id21" draw:end-glue-point="4" svg:d="M12239 22463l953 3175" svg:viewBox="0 0 954 3176">
          <text:p text:style-name="P1"><text:span text:style-name="T1">Yes</text:span></text:p>
        </draw:connector>
        <draw:frame draw:style-name="gr5" draw:layer="layout" svg:width="0.502cm" svg:height="1.673cm" svg:x="11.467cm" svg:y="22.59cm">
          <draw:text-box>
            <text:p/>
            <text:p/>
          </draw:text-box>
        </draw:frame>
        <draw:custom-shape draw:style-name="gr22" draw:text-style-name="P2" xml:id="id19" draw:id="id19" draw:layer="layout" svg:width="4.445cm" svg:height="1.778cm" svg:x="10.144cm" svg:y="16.24cm">
          <text:p text:style-name="P1"><text:span text:style-name="T2">loginPreDiv</text:span><text:span text:style-name="T1">:</text:span></text:p>
          <text:p text:style-name="P1"><text:span text:style-name="T1">Login with:</text:span></text:p>
          <text:p text:style-name="P1"><text:span text:style-name="T1">Email/password (form)</text:span></text:p>
          <text:p text:style-name="P1"><text:span text:style-name="T1"><text:s/></text:span><text:span text:style-name="T1">or FaceBook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491.49797570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2" draw:layer="layout" svg:width="5.588cm" svg:height="1.397cm" svg:x="11.513cm" svg:y="13.49cm">
          <text:p text:style-name="P1"><text:span text:style-name="T2">mainDiv (not signed in):</text:span></text:p>
          <text:p text:style-name="P1"><text:span text:style-name="T1">Sign in or</text:span></text:p>
          <text:p text:style-name="P1"><text:span text:style-name="T1"><text:s text:c="2"/></text:span><text:span text:style-name="T1">Create user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406.763285024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" draw:text-style-name="P2" xml:id="id22" draw:id="id22" draw:layer="layout" svg:width="4.572cm" svg:height="1.905cm" svg:x="15.224cm" svg:y="16.113cm">
          <text:p text:style-name="P1"><text:span text:style-name="T2">createUserPreDiv</text:span><text:span text:style-name="T1">:</text:span></text:p>
          <text:p text:style-name="P1"><text:span text:style-name="T1">Create user with:</text:span></text:p>
          <text:p text:style-name="P1"><text:span text:style-name="T1">Email/password (button)</text:span></text:p>
          <text:p text:style-name="P1"><text:span text:style-name="T1"><text:s/></text:span><text:span text:style-name="T1">or FaceBook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785.43625628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draw:type="line" svg:x1="14.308cm" svg:y1="14.887cm" svg:x2="17.51cm" svg:y2="16.113cm" draw:start-shape="id18" draw:start-glue-point="8" draw:end-shape="id22" draw:end-glue-point="5" svg:d="M14308 14887l3202 1226" svg:viewBox="0 0 3203 1227">
          <text:p text:style-name="P1"><text:span text:style-name="T1">Create user</text:span></text:p>
        </draw:connector>
        <draw:custom-shape draw:style-name="gr25" draw:text-style-name="P2" xml:id="id23" draw:id="id23" draw:layer="layout" svg:width="3.556cm" svg:height="1.143cm" svg:x="12.684cm" svg:y="19.796cm">
          <text:p text:style-name="P1"><text:span text:style-name="T1">User inserted in</text:span></text:p>
          <text:p text:style-name="P1"><text:span text:style-name="T1">DB if necess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line" svg:x1="14.462cm" svg:y1="20.939cm" svg:x2="13.192cm" svg:y2="25.638cm" draw:start-shape="id23" draw:start-glue-point="2" draw:end-shape="id21" draw:end-glue-point="4" svg:d="M14462 20939l-1270 4699" svg:viewBox="0 0 1271 4700">
          <text:p/>
        </draw:connector>
        <draw:connector draw:style-name="gr7" draw:text-style-name="P2" draw:layer="layout" draw:type="line" svg:x1="17.321cm" svg:y1="18.018cm" svg:x2="14.462cm" svg:y2="19.796cm" draw:start-shape="id22" draw:start-glue-point="7" draw:end-shape="id23" draw:end-glue-point="0" svg:d="M17321 18018l-2859 1778" svg:viewBox="0 0 2860 1779">
          <text:p text:style-name="P1"><text:span text:style-name="T1">Facebook</text:span></text:p>
        </draw:connector>
        <draw:connector draw:style-name="gr7" draw:text-style-name="P2" draw:layer="layout" draw:type="line" svg:x1="17.51cm" svg:y1="18.018cm" svg:x2="18.304cm" svg:y2="19.034cm" draw:start-shape="id22" draw:start-glue-point="8" draw:end-shape="id24" draw:end-glue-point="4" svg:d="M17510 18018l794 1016" svg:viewBox="0 0 795 1017">
          <text:p text:style-name="P1"><text:span text:style-name="T1">Email</text:span></text:p>
        </draw:connector>
        <draw:custom-shape draw:style-name="gr26" draw:text-style-name="P2" xml:id="id25" draw:id="id25" draw:layer="layout" svg:width="4.064cm" svg:height="1.397cm" svg:x="14.643cm" svg:y="21.864cm">
          <text:p text:style-name="P1"><text:span text:style-name="T1">Input check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draw:type="line" svg:x1="16.675cm" svg:y1="23.261cm" svg:x2="16.105cm" svg:y2="24.495cm" draw:start-shape="id25" draw:start-glue-point="6" draw:end-shape="id26" draw:end-glue-point="0" svg:d="M16675 23261l-570 1234" svg:viewBox="0 0 571 1235">
          <text:p text:style-name="P1"><text:span text:style-name="T1">OK</text:span></text:p>
        </draw:connector>
        <draw:connector draw:style-name="gr8" draw:text-style-name="P1" draw:layer="layout" draw:type="line" svg:x1="18.209cm" svg:y1="19.923cm" svg:x2="16.675cm" svg:y2="21.864cm" draw:start-shape="id24" draw:start-glue-point="8" draw:end-shape="id25" draw:end-glue-point="4" svg:d="M18209 19923l-1534 1941" svg:viewBox="0 0 1535 1942">
          <text:p/>
        </draw:connector>
        <draw:connector draw:style-name="gr7" draw:text-style-name="P2" draw:layer="layout" draw:type="line" svg:x1="12.367cm" svg:y1="18.018cm" svg:x2="14.462cm" svg:y2="19.796cm" draw:start-shape="id19" draw:start-glue-point="8" draw:end-shape="id23" draw:end-glue-point="0" svg:d="M12367 18018l2095 1778" svg:viewBox="0 0 2096 1779">
          <text:p text:style-name="P1"><text:span text:style-name="T1">Facebook</text:span></text:p>
        </draw:connector>
        <draw:custom-shape draw:style-name="gr27" draw:text-style-name="P2" xml:id="id26" draw:id="id26" draw:layer="layout" svg:width="3.54cm" svg:height="1.016cm" svg:x="14.335cm" svg:y="24.495cm">
          <text:p text:style-name="P1"><text:span text:style-name="T1">User inserted in 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line" svg:x1="14.335cm" svg:y1="25.003cm" svg:x2="13.192cm" svg:y2="25.638cm" draw:start-shape="id26" draw:start-glue-point="3" draw:end-shape="id21" draw:end-glue-point="4" svg:d="M14335 25003l-1143 635" svg:viewBox="0 0 1144 636">
          <text:p/>
        </draw:connector>
        <draw:custom-shape draw:style-name="gr28" draw:text-style-name="P2" xml:id="id27" draw:id="id27" draw:layer="layout" svg:width="3.048cm" svg:height="1.27cm" svg:x="12.811cm" svg:y="11.668cm">
          <text:p text:style-name="P1"><text:span text:style-name="T1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xml:id="id21" draw:id="id21" draw:layer="layout" svg:width="3.048cm" svg:height="1.27cm" svg:x="11.668cm" svg:y="25.638cm">
          <text:p text:style-name="P1"><text:span text:style-name="T1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24" draw:id="id24" draw:layer="layout" svg:width="2.921cm" svg:height="0.889cm" svg:x="16.748cm" svg:y="19.034cm">
          <text:p text:style-name="P1"><text:span text:style-name="T1">createUserDiv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406.763285024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2" xml:id="id18" draw:id="id18" draw:layer="layout" svg:width="5.588cm" svg:height="1.397cm" svg:x="11.514cm" svg:y="13.49cm">
          <text:p text:style-name="P1"><text:span text:style-name="T2">mainDiv (not signed in):</text:span></text:p>
          <text:p text:style-name="P1"><text:span text:style-name="T1">Sign in or</text:span></text:p>
          <text:p text:style-name="P1"><text:span text:style-name="T1"><text:s text:c="2"/></text:span><text:span text:style-name="T1">Create user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406.763285024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9" draw:text-style-name="P3" draw:layer="layout" svg:width="3.279cm" svg:height="0.962cm" svg:x="12.557cm" svg:y="10.525cm">
          <draw:text-box>
            <text:p text:style-name="P1"><text:span text:style-name="T3">Signing in</text:span></text:p>
          </draw:text-box>
        </draw:frame>
        <draw:frame draw:style-name="gr11" draw:text-style-name="P3" draw:layer="layout" svg:width="13.012cm" svg:height="0.962cm" svg:x="1.358cm" svg:y="1.181cm">
          <draw:text-box>
            <text:p text:style-name="P1"><text:span text:style-name="T3">Normal flow (“/” request without query string)</text:span></text:p>
          </draw:text-box>
        </draw:frame>
        <draw:connector draw:style-name="gr4" draw:text-style-name="P1" draw:layer="layout" draw:type="line" svg:x1="14.335cm" svg:y1="12.938cm" svg:x2="14.308cm" svg:y2="13.49cm" draw:start-shape="id27" draw:start-glue-point="8" draw:end-shape="id18" draw:end-glue-point="5" svg:d="M14335 12938l-27 552" svg:viewBox="0 0 28 553">
          <text:p/>
        </draw:connector>
        <draw:custom-shape draw:style-name="gr30" draw:text-style-name="P2" xml:id="id2" draw:id="id2" draw:layer="layout" svg:width="3.175cm" svg:height="1.27cm" svg:x="3.652cm" svg:y="5.826cm">
          <text:p text:style-name="P1"><text:span text:style-name="T1">Signing i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draw:type="line" svg:x1="6.827cm" svg:y1="6.461cm" svg:x2="8.061cm" svg:y2="7.477cm" draw:start-shape="id2" draw:start-glue-point="1" draw:end-shape="id11" draw:end-glue-point="4" svg:d="M6827 6461l1234 1016" svg:viewBox="0 0 1235 1017">
          <text:p/>
        </draw:connector>
        <draw:custom-shape draw:style-name="gr30" draw:text-style-name="P2" xml:id="id15" draw:id="id15" draw:layer="layout" svg:width="3.175cm" svg:height="1.27cm" svg:x="18.526cm" svg:y="6.588cm">
          <text:p text:style-name="P1"><text:span text:style-name="T1">Signing i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draw:type="line" svg:x1="21.701cm" svg:y1="7.223cm" svg:x2="22.971cm" svg:y2="8.112cm" draw:start-shape="id15" draw:end-shape="id7" draw:end-glue-point="4" svg:d="M21701 7223l1270 889" svg:viewBox="0 0 1271 890">
          <text:p/>
        </draw:connector>
        <draw:custom-shape draw:style-name="gr31" draw:text-style-name="P2" xml:id="id28" draw:id="id28" draw:layer="layout" svg:width="2.778cm" svg:height="1.397cm" svg:x="8.747cm" svg:y="19.034cm">
          <text:p text:style-name="P1"><text:span text:style-name="T1">Let the user</text:span></text:p>
          <text:p text:style-name="P1"><text:span text:style-name="T1">know</text:span></text:p>
          <text:p text:style-name="P1"><text:span text:style-name="T1">what fai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0.136cm" svg:y1="19.034cm" svg:x2="10.297cm" svg:y2="17.129cm" draw:start-shape="id28" draw:start-glue-point="0" draw:end-shape="id19" draw:end-glue-point="9" svg:d="M10136 19034l161-1905" svg:viewBox="0 0 162 1906">
          <text:p/>
        </draw:connector>
        <draw:connector draw:style-name="gr3" draw:text-style-name="P2" draw:layer="layout" draw:type="line" svg:x1="10.398cm" svg:y1="21.765cm" svg:x2="10.136cm" svg:y2="20.431cm" draw:start-shape="id20" draw:start-glue-point="5" draw:end-shape="id28" draw:end-glue-point="2" svg:d="M10398 21765l-262-1334" svg:viewBox="0 0 263 1335">
          <text:p text:style-name="P1"><text:span text:style-name="T1">No</text:span></text:p>
        </draw:connector>
        <draw:custom-shape draw:style-name="gr31" draw:text-style-name="P2" xml:id="id29" draw:id="id29" draw:layer="layout" svg:width="2.778cm" svg:height="1.397cm" svg:x="18.272cm" svg:y="20.304cm">
          <text:p text:style-name="P1"><text:span text:style-name="T1">Let the user</text:span></text:p>
          <text:p text:style-name="P1"><text:span text:style-name="T1">know</text:span></text:p>
          <text:p text:style-name="P1"><text:span text:style-name="T1">what fai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18.707cm" svg:y1="22.563cm" svg:x2="19.661cm" svg:y2="21.701cm" draw:start-shape="id25" draw:start-glue-point="7" draw:end-shape="id29" svg:d="M18707 22563l954-862" svg:viewBox="0 0 955 863">
          <text:p text:style-name="P1"><text:span text:style-name="T1">No</text:span></text:p>
        </draw:connector>
        <draw:connector draw:style-name="gr4" draw:text-style-name="P1" draw:layer="layout" draw:type="line" svg:x1="19.661cm" svg:y1="20.304cm" svg:x2="19.574cm" svg:y2="19.478cm" draw:start-shape="id29" draw:start-glue-point="0" draw:end-shape="id24" draw:end-glue-point="6" svg:d="M19661 20304l-87-826" svg:viewBox="0 0 88 827">
          <text:p/>
        </draw:connector>
        <draw:custom-shape draw:style-name="gr32" draw:text-style-name="P2" xml:id="id30" draw:id="id30" draw:layer="layout" svg:width="9.906cm" svg:height="5.715cm" svg:x="28.686cm" svg:y="11.033cm">
          <text:p text:style-name="P1"><text:span text:style-name="T2">Email:</text:span></text:p>
          <text:p text:style-name="P1"><text:span text:style-name="T2">Password reset request at idplace.org.</text:span></text:p>
          <text:p text:style-name="P1"><text:span text:style-name="T1">Someone (maybe you) tries to </text:span></text:p>
          <text:p text:style-name="P1"><text:span text:style-name="T1">reset their idplace.org password</text:span></text:p>
          <text:p text:style-name="P1"><text:span text:style-name="T1">and entered this email address.</text:span></text:p>
          <text:p text:style-name="P1"><text:span text:style-name="T1"/></text:p>
          <text:p text:style-name="P1"><text:span text:style-name="T1">Is this you, then use the link</text:span></text:p>
          <text:p text:style-name="P1"><text:span text:style-name="T1">below to have a new password </text:span></text:p>
          <text:p text:style-name="P1"><text:span text:style-name="T1">generated and sent to you.</text:span></text:p>
          <text:p text:style-name="P1"><text:span text:style-name="T1"/></text:p>
          <text:p text:style-name="P1"><text:span text:style-name="T1">Otherwise neglect this message.</text:span></text:p>
          <draw:enhanced-geometry svg:viewBox="0 0 21600 21600" draw:glue-points="?f6 0 10800 ?f8 ?f11 10800 ?f9 21600 10800 ?f10 ?f5 10800" draw:text-areas="?f3 ?f3 ?f4 ?f4" draw:type="parallelogram" draw:modifiers="2411.3858887655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3" draw:layer="layout" svg:width="6.175cm" svg:height="0.962cm" svg:x="30.337cm" svg:y="9.817cm">
          <draw:text-box>
            <text:p>Password reset flow</text:p>
          </draw:text-box>
        </draw:frame>
        <draw:custom-shape draw:style-name="gr34" draw:text-style-name="P2" xml:id="id31" draw:id="id31" draw:layer="layout" svg:width="4.318cm" svg:height="0.889cm" svg:x="30.972cm" svg:y="17.383cm">
          <text:p text:style-name="P1"><text:span text:style-name="T1">verifyPWResetReq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xml:id="id32" draw:id="id32" draw:layer="layout" svg:width="5.334cm" svg:height="1.016cm" svg:x="30.464cm" svg:y="18.907cm">
          <text:p text:style-name="P1"><text:span text:style-name="T2">Email:</text:span></text:p>
          <text:p text:style-name="P1"><text:span text:style-name="T1">Your new password is: xxxxx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3.086cm" svg:y1="16.748cm" svg:x2="33.131cm" svg:y2="17.383cm" draw:start-shape="id30" draw:start-glue-point="7" draw:end-shape="id31" draw:end-glue-point="0" svg:d="M33086 16748l45 635" svg:viewBox="0 0 46 636">
          <text:p/>
        </draw:connector>
        <draw:connector draw:style-name="gr4" draw:text-style-name="P1" draw:layer="layout" draw:type="line" svg:x1="33.131cm" svg:y1="18.272cm" svg:x2="33.131cm" svg:y2="18.907cm" draw:start-shape="id31" draw:start-glue-point="2" draw:end-shape="id32" draw:end-glue-point="0" svg:d="M33131 18272v635" svg:viewBox="0 0 1 636">
          <text:p/>
        </draw:connector>
        <draw:custom-shape draw:style-name="gr36" draw:text-style-name="P2" xml:id="id33" draw:id="id33" draw:layer="layout" svg:width="10.541cm" svg:height="4.191cm" svg:x="28.305cm" svg:y="22.209cm">
          <text:p text:style-name="P1"><text:span text:style-name="T2">Email:</text:span></text:p>
          <text:p text:style-name="P1"><text:span text:style-name="T2">Email verification at idplace.org</text:span><text:span text:style-name="T1">.</text:span></text:p>
          <text:p text:style-name="P1"><text:span text:style-name="T1">Someone (maybe you) uses idplace.org</text:span></text:p>
          <text:p text:style-name="P1"><text:span text:style-name="T1">and claims that this is their email.</text:span></text:p>
          <text:p text:style-name="P1"><text:span text:style-name="T1">Is this you, then use the link below</text:span></text:p>
          <text:p text:style-name="P1"><text:span text:style-name="T1">to verify that you are the owner of </text:span></text:p>
          <text:p text:style-name="P1"><text:span text:style-name="T1">this email.</text:span></text:p>
          <text:p text:style-name="P1"><text:span text:style-name="T1"/></text:p>
          <text:p text:style-name="P1"><text:span text:style-name="T1">Otherwise neglect this message.</text:span></text:p>
          <draw:enhanced-geometry svg:viewBox="0 0 21600 21600" draw:glue-points="?f6 0 10800 ?f8 ?f11 10800 ?f9 21600 10800 ?f10 ?f5 10800" draw:text-areas="?f3 ?f3 ?f4 ?f4" draw:type="parallelogram" draw:modifiers="1899.3739328400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7" draw:text-style-name="P2" xml:id="id34" draw:id="id34" draw:layer="layout" svg:width="4.064cm" svg:height="0.889cm" svg:x="31.607cm" svg:y="27.035cm">
          <text:p text:style-name="P1"><text:span text:style-name="T1">verifyEmailReq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3.576cm" svg:y1="26.4cm" svg:x2="33.639cm" svg:y2="27.035cm" draw:start-shape="id33" draw:start-glue-point="8" draw:end-shape="id34" draw:end-glue-point="0" svg:d="M33576 26400l63 635" svg:viewBox="0 0 64 636">
          <text:p/>
        </draw:connector>
        <draw:frame draw:style-name="gr33" draw:layer="layout" svg:width="6.594cm" svg:height="0.962cm" svg:x="30.337cm" svg:y="20.993cm">
          <draw:text-box>
            <text:p>Email verification flow</text:p>
          </draw:text-box>
        </draw:frame>
        <officeooo:annotation svg:x="0cm" svg:y="0cm">
          <dc:date>2017-10-04T11:40:00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line-distance="0.61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gnus Andersson</meta:initial-creator>
    <meta:creation-date>2016-02-08T09:56:15.682766629</meta:creation-date>
    <dc:date>2017-10-04T17:19:00.748289421</dc:date>
    <meta:editing-duration>PT2H</meta:editing-duration>
    <meta:editing-cycles>18</meta:editing-cycles>
    <meta:generator>LibreOffice/4.3.3.2$Linux_X86_64 LibreOffice_project/430m0$Build-2</meta:generator>
    <meta:document-statistic meta:object-count="81"/>
  </office:meta>
</office:document-meta>
</file>